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2cm" fo:break-before="auto" style:use-optimal-row-height="true"/>
    </style:style>
    <style:style style:name="ro5" style:family="table-row">
      <style:table-row-properties style:row-height="2.148cm" fo:break-before="auto" style:use-optimal-row-height="true"/>
    </style:style>
    <style:style style:name="ro6" style:family="table-row">
      <style:table-row-properties style:row-height="0.891cm" fo:break-before="auto" style:use-optimal-row-height="true"/>
    </style:style>
    <style:style style:name="ro7" style:family="table-row">
      <style:table-row-properties style:row-height="1.72cm" fo:break-before="auto" style:use-optimal-row-height="true"/>
    </style:style>
    <style:style style:name="ro8" style:family="table-row">
      <style:table-row-properties style:row-height="1.295cm" fo:break-before="auto" style:use-optimal-row-height="true"/>
    </style:style>
    <style:style style:name="ro9" style:family="table-row">
      <style:table-row-properties style:row-height="2.566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number-columns-repeated="1022" table:default-cell-style-name="ce2"/>
        <table:table-row table:style-name="ro2">
          <table:table-cell table:style-name="ce1" office:value-type="string">
            <text:p>Usecase</text:p>
          </table:table-cell>
          <table:table-cell table:style-name="ce1" office:value-type="string">
            <text:p>/0/ NAOCalibration</text:p>
          </table:table-cell>
          <table:table-cell table:number-columns-repeated="1022"/>
        </table:table-row>
        <table:table-row table:style-name="ro1">
          <table:table-cell office:value-type="string">
            <text:p>Aim</text:p>
          </table:table-cell>
          <table:table-cell office:value-type="string">
            <text:p>get initial NAO Position</text:p>
          </table:table-cell>
          <table:table-cell table:number-columns-repeated="1022"/>
        </table:table-row>
        <table:table-row table:style-name="ro1">
          <table:table-cell office:value-type="string">
            <text:p>Precondition</text:p>
          </table:table-cell>
          <table:table-cell office:value-type="string">
            <text:p>NAO stood up, NXT's have fixed position</text:p>
          </table:table-cell>
          <table:table-cell table:number-columns-repeated="1022"/>
        </table:table-row>
        <table:table-row table:style-name="ro2">
          <table:table-cell office:value-type="string">
            <text:p>Postcondition success</text:p>
          </table:table-cell>
          <table:table-cell office:value-type="string">
            <text:p>NAO is calibrated and the first NAO is the reference Position</text:p>
          </table:table-cell>
          <table:table-cell table:number-columns-repeated="1022"/>
        </table:table-row>
        <table:table-row table:style-name="ro1">
          <table:table-cell office:value-type="string">
            <text:p>Postcondition fail</text:p>
          </table:table-cell>
          <table:table-cell office:value-type="string">
            <text:p>Mission failed</text:p>
          </table:table-cell>
          <table:table-cell table:number-columns-repeated="1022"/>
        </table:table-row>
        <table:table-row table:style-name="ro3">
          <table:table-cell office:value-type="string">
            <text:p>Actors</text:p>
          </table:table-cell>
          <table:table-cell office:value-type="string">
            <text:p><text:s/>- MCC</text:p>
            <text:p><text:s/>- NAO's</text:p>
            <text:p><text:s/>- NXT's</text:p>
          </table:table-cell>
          <table:table-cell table:number-columns-repeated="1022"/>
        </table:table-row>
        <table:table-row table:style-name="ro1">
          <table:table-cell office:value-type="string">
            <text:p>Triggering event</text:p>
          </table:table-cell>
          <table:table-cell office:value-type="string">
            <text:p>MCC started Mission</text:p>
          </table:table-cell>
          <table:table-cell table:number-columns-repeated="1022"/>
        </table:table-row>
        <table:table-row table:style-name="ro4">
          <table:table-cell office:value-type="string">
            <text:p>Description</text:p>
          </table:table-cell>
          <table:table-cell office:value-type="string">
            <text:p>1. NAO's/MCC: The NAO calibrates two NXT's and sends the data to the MCC</text:p>
            <text:p>2. MCC/NAO's: The MCC calculates the position of the NAO and tells the NAO his own position</text:p>
          </table:table-cell>
          <table:table-cell table:number-columns-repeated="1022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Usecase</text:p>
          </table:table-cell>
          <table:table-cell table:style-name="ce1" office:value-type="string">
            <text:p>/1/ AutonomicExploration</text:p>
          </table:table-cell>
          <table:table-cell table:number-columns-repeated="1022"/>
        </table:table-row>
        <table:table-row table:style-name="ro1">
          <table:table-cell office:value-type="string">
            <text:p>Aim</text:p>
          </table:table-cell>
          <table:table-cell office:value-type="string">
            <text:p>Map Exploration</text:p>
          </table:table-cell>
          <table:table-cell table:number-columns-repeated="1022"/>
        </table:table-row>
        <table:table-row table:style-name="ro1">
          <table:table-cell office:value-type="string">
            <text:p>Precondition</text:p>
          </table:table-cell>
          <table:table-cell office:value-type="string">
            <text:p>Program is started</text:p>
          </table:table-cell>
          <table:table-cell table:number-columns-repeated="1022"/>
        </table:table-row>
        <table:table-row table:style-name="ro1">
          <table:table-cell office:value-type="string">
            <text:p>Postcondition success</text:p>
          </table:table-cell>
          <table:table-cell office:value-type="string">
            <text:p><text:s/>- Part of the map is explored</text:p>
          </table:table-cell>
          <table:table-cell table:number-columns-repeated="1022"/>
        </table:table-row>
        <table:table-row table:style-name="ro1">
          <table:table-cell office:value-type="string">
            <text:p>Postcondition fail</text:p>
          </table:table-cell>
          <table:table-cell office:value-type="string">
            <text:p><text:s/>- </text:p>
          </table:table-cell>
          <table:table-cell table:number-columns-repeated="1022"/>
        </table:table-row>
        <table:table-row table:style-name="ro3">
          <table:table-cell office:value-type="string">
            <text:p>Actors</text:p>
          </table:table-cell>
          <table:table-cell office:value-type="string">
            <text:p><text:s/>- MCC</text:p>
            <text:p><text:s/>- NAO's</text:p>
            <text:p><text:s/>- NXT's</text:p>
          </table:table-cell>
          <table:table-cell table:number-columns-repeated="1022"/>
        </table:table-row>
        <table:table-row table:style-name="ro1">
          <table:table-cell office:value-type="string">
            <text:p>Triggering event</text:p>
          </table:table-cell>
          <table:table-cell office:value-type="string">
            <text:p>MCC set the state to "AutonomicExploration"</text:p>
          </table:table-cell>
          <table:table-cell table:number-columns-repeated="1022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1. MCC: "AutonomicExploration" is started</text:p>
            <text:p>2. MCC/NAO's/NXT's: NXT's are /U2/calibrated</text:p>
            <text:p>3. NXT's explore the area</text:p>
            <text:p>4. MCC: NXT's are sent back to the calibration position</text:p>
            <text:p>5. MCC/NAO's/NXT's: NXT's are /U2/calibrat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Usecase</text:p>
          </table:table-cell>
          <table:table-cell table:style-name="ce1" office:value-type="string">
            <text:p>/2/ Calibration</text:p>
          </table:table-cell>
          <table:table-cell table:number-columns-repeated="1022"/>
        </table:table-row>
        <table:table-row table:style-name="ro6">
          <table:table-cell office:value-type="string">
            <text:p>Aim</text:p>
          </table:table-cell>
          <table:table-cell office:value-type="string">
            <text:p>Calibration of a certain NXT so that the MCC knows the relative exact position of the NXT</text:p>
          </table:table-cell>
          <table:table-cell table:number-columns-repeated="1022"/>
        </table:table-row>
        <table:table-row table:style-name="ro7">
          <table:table-cell office:value-type="string">
            <text:p>Precondition</text:p>
          </table:table-cell>
          <table:table-cell office:value-type="string">
            <text:p><text:s/>- The current state is "AutonomicExploration" or "GuidedExploration"</text:p>
            <text:p><text:s/>- The MCC has sent back a certain NXT to the calibration position and the NXT has arrived</text:p>
          </table:table-cell>
          <table:table-cell table:number-columns-repeated="1022"/>
        </table:table-row>
        <table:table-row table:style-name="ro1">
          <table:table-cell office:value-type="string">
            <text:p>Postcondition success</text:p>
          </table:table-cell>
          <table:table-cell office:value-type="string">
            <text:p>NXT is calibrated</text:p>
          </table:table-cell>
          <table:table-cell table:number-columns-repeated="1022"/>
        </table:table-row>
        <table:table-row table:style-name="ro6">
          <table:table-cell office:value-type="string">
            <text:p>Postcondition fail</text:p>
          </table:table-cell>
          <table:table-cell office:value-type="string">
            <text:p>Calibration is aborted and NXT is asked to change his position</text:p>
          </table:table-cell>
          <table:table-cell table:number-columns-repeated="1022"/>
        </table:table-row>
        <table:table-row table:style-name="ro8">
          <table:table-cell office:value-type="string">
            <text:p>Actors</text:p>
          </table:table-cell>
          <table:table-cell office:value-type="string">
            <text:p><text:s/>- MCC</text:p>
            <text:p><text:s/>- NAO's</text:p>
            <text:p><text:s/>- NXT's</text:p>
          </table:table-cell>
          <table:table-cell table:number-columns-repeated="1022"/>
        </table:table-row>
        <table:table-row table:style-name="ro1">
          <table:table-cell office:value-type="string">
            <text:p>Triggering event</text:p>
          </table:table-cell>
          <table:table-cell office:value-type="string">
            <text:p>MCC starts calibration</text:p>
          </table:table-cell>
          <table:table-cell table:number-columns-repeated="1022"/>
        </table:table-row>
        <table:table-row table:style-name="ro9">
          <table:table-cell office:value-type="string">
            <text:p>Description</text:p>
          </table:table-cell>
          <table:table-cell office:value-type="string">
            <text:p>1. MCC/NAO's: NAO locates the NXT and aborts the calibration if this is not possible</text:p>
            <text:p>2. MCC/NXT: MCC computes the position of the NXT</text:p>
            <text:p>3. MCC/NXT: MCC updates the NXT's position</text:p>
            <text:p>4. MCC: MCC computes the absolute error and updates the ma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Usecase</text:p>
          </table:table-cell>
          <table:table-cell table:style-name="ce1" office:value-type="string">
            <text:p>/3/ GuidedExploration</text:p>
          </table:table-cell>
          <table:table-cell table:number-columns-repeated="1022"/>
        </table:table-row>
        <table:table-row table:style-name="ro10">
          <table:table-cell office:value-type="string">
            <text:p>Aim</text:p>
          </table:table-cell>
          <table:table-cell office:value-type="string">
            <text:p>Sufficient map exploration and computed path to target position so that the NAO can go to target position</text:p>
          </table:table-cell>
          <table:table-cell table:number-columns-repeated="1022"/>
        </table:table-row>
        <table:table-row table:style-name="ro1">
          <table:table-cell office:value-type="string">
            <text:p>Precondition</text:p>
          </table:table-cell>
          <table:table-cell office:value-type="string">
            <text:p>"AutonomicExploration" finished</text:p>
          </table:table-cell>
          <table:table-cell table:number-columns-repeated="1022"/>
        </table:table-row>
        <table:table-row table:style-name="ro3">
          <table:table-cell office:value-type="string">
            <text:p>Postcondition success</text:p>
          </table:table-cell>
          <table:table-cell office:value-type="string">
            <text:p><text:s/>- Target found</text:p>
            <text:p><text:s/>- Path found</text:p>
            <text:p><text:s/>- At least 80% explored area</text:p>
          </table:table-cell>
          <table:table-cell table:number-columns-repeated="1022"/>
        </table:table-row>
        <table:table-row table:style-name="ro1">
          <table:table-cell office:value-type="string">
            <text:p>Postcondition fail</text:p>
          </table:table-cell>
          <table:table-cell office:value-type="string">
            <text:p>GuidedExploration restartet</text:p>
          </table:table-cell>
          <table:table-cell table:number-columns-repeated="1022"/>
        </table:table-row>
        <table:table-row table:style-name="ro3">
          <table:table-cell office:value-type="string">
            <text:p>Actors</text:p>
          </table:table-cell>
          <table:table-cell office:value-type="string">
            <text:p><text:s/>- MCC</text:p>
            <text:p><text:s/>- NAO's</text:p>
            <text:p><text:s/>- NXT's</text:p>
          </table:table-cell>
          <table:table-cell table:number-columns-repeated="1022"/>
        </table:table-row>
        <table:table-row table:style-name="ro1">
          <table:table-cell office:value-type="string">
            <text:p>Triggering event</text:p>
          </table:table-cell>
          <table:table-cell office:value-type="string">
            <text:p>MCC set the state to "GuidedExploration"</text:p>
          </table:table-cell>
          <table:table-cell table:number-columns-repeated="1022"/>
        </table:table-row>
        <table:table-row table:style-name="ro9">
          <table:table-cell office:value-type="string">
            <text:p>Description</text:p>
          </table:table-cell>
          <table:table-cell table:style-name="ce4" office:value-type="string">
            <text:p>1. MCC: "GuidedExploration" is startet</text:p>
            <text:p>2. MCC/NAO's/NXT's: NXT's are /U2/calibrated</text:p>
            <text:p>3. MCC: Areas to be explored are computed</text:p>
            <text:p>4. MCC/NXT's: NXT's are send to these areas</text:p>
            <text:p>5. MCC/NXT's: NXT's are sent back their initial position</text:p>
            <text:p>6. MCC/NAO's/NXT's: NXT's are /U2/calibrated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Usecase</text:p>
          </table:table-cell>
          <table:table-cell table:style-name="ce1" office:value-type="string">
            <text:p>/4/ Path verification</text:p>
          </table:table-cell>
          <table:table-cell table:number-columns-repeated="1022"/>
        </table:table-row>
        <table:table-row table:style-name="ro1">
          <table:table-cell office:value-type="string">
            <text:p>Aim</text:p>
          </table:table-cell>
          <table:table-cell office:value-type="string">
            <text:p>Verification of the computed path by a NXT</text:p>
          </table:table-cell>
          <table:table-cell table:number-columns-repeated="1022"/>
        </table:table-row>
        <table:table-row table:style-name="ro1">
          <table:table-cell office:value-type="string">
            <text:p>Precondition</text:p>
          </table:table-cell>
          <table:table-cell office:value-type="string">
            <text:p>"GuidedExploration" finished</text:p>
          </table:table-cell>
          <table:table-cell table:number-columns-repeated="1022"/>
        </table:table-row>
        <table:table-row table:style-name="ro1">
          <table:table-cell office:value-type="string">
            <text:p>Postcondition success</text:p>
          </table:table-cell>
          <table:table-cell office:value-type="string">
            <text:p>Verification successfull</text:p>
          </table:table-cell>
          <table:table-cell table:number-columns-repeated="1022"/>
        </table:table-row>
        <table:table-row table:style-name="ro3">
          <table:table-cell office:value-type="string">
            <text:p>Postcondition fail</text:p>
          </table:table-cell>
          <table:table-cell office:value-type="string">
            <text:p>Verification failed and </text:p>
            <text:p><text:s/>- "PathVerification" is restartet with another path or <text:s/></text:p>
            <text:p><text:s/>- "GuidedExploration" is restarted</text:p>
          </table:table-cell>
          <table:table-cell table:number-columns-repeated="1022"/>
        </table:table-row>
        <table:table-row table:style-name="ro10">
          <table:table-cell office:value-type="string">
            <text:p>Actors</text:p>
          </table:table-cell>
          <table:table-cell office:value-type="string">
            <text:p><text:s/>- MCC</text:p>
            <text:p><text:s/>- NXT's</text:p>
          </table:table-cell>
          <table:table-cell table:number-columns-repeated="1022"/>
        </table:table-row>
        <table:table-row table:style-name="ro1">
          <table:table-cell office:value-type="string">
            <text:p>Triggering event</text:p>
          </table:table-cell>
          <table:table-cell office:value-type="string">
            <text:p>MCC set the state to "PathVerification"</text:p>
          </table:table-cell>
          <table:table-cell table:number-columns-repeated="1022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1. MCC: MCC divides the computed path in straight lines</text:p>
            <text:p>2. MCC/NXT: MCC sends /6/ go to position for every straight lin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Usecase</text:p>
          </table:table-cell>
          <table:table-cell table:style-name="ce1" office:value-type="string">
            <text:p>/5/ Retrieve lost NXT</text:p>
          </table:table-cell>
          <table:table-cell table:number-columns-repeated="1022"/>
        </table:table-row>
        <table:table-row table:style-name="ro1">
          <table:table-cell office:value-type="string">
            <text:p>Aim</text:p>
          </table:table-cell>
          <table:table-cell office:value-type="string">
            <text:p>Random go to commands untill the NXT is in NAO range</text:p>
          </table:table-cell>
          <table:table-cell table:number-columns-repeated="1022"/>
        </table:table-row>
        <table:table-row table:style-name="ro1">
          <table:table-cell office:value-type="string">
            <text:p>Precondition</text:p>
          </table:table-cell>
          <table:table-cell office:value-type="string">
            <text:p>The NXT doesn't find back to the NAO</text:p>
          </table:table-cell>
          <table:table-cell table:number-columns-repeated="1022"/>
        </table:table-row>
        <table:table-row table:style-name="ro1">
          <table:table-cell office:value-type="string">
            <text:p>Postcondition success</text:p>
          </table:table-cell>
          <table:table-cell office:value-type="string">
            <text:p>The NXT is in the NAO range</text:p>
          </table:table-cell>
          <table:table-cell table:number-columns-repeated="1022"/>
        </table:table-row>
        <table:table-row table:style-name="ro1">
          <table:table-cell office:value-type="string">
            <text:p>Postcondition fail</text:p>
          </table:table-cell>
          <table:table-cell office:value-type="string">
            <text:p>If this Case fails we are LOST </text:p>
          </table:table-cell>
          <table:table-cell table:number-columns-repeated="1022"/>
        </table:table-row>
        <table:table-row table:style-name="ro3">
          <table:table-cell office:value-type="string">
            <text:p>Actors</text:p>
          </table:table-cell>
          <table:table-cell office:value-type="string">
            <text:p><text:s/>- MCC</text:p>
            <text:p><text:s/>- NXT's</text:p>
            <text:p><text:s/>- NAO's</text:p>
          </table:table-cell>
          <table:table-cell table:number-columns-repeated="1022"/>
        </table:table-row>
        <table:table-row table:style-name="ro10">
          <table:table-cell office:value-type="string">
            <text:p>Triggering event</text:p>
          </table:table-cell>
          <table:table-cell office:value-type="string">
            <text:p>The NXT doesn't find back while GuidedExploration or Calibration</text:p>
          </table:table-cell>
          <table:table-cell table:number-columns-repeated="1022"/>
        </table:table-row>
        <table:table-row table:style-name="ro4">
          <table:table-cell office:value-type="string">
            <text:p>Description</text:p>
          </table:table-cell>
          <table:table-cell office:value-type="string">
            <text:p>1. NXT: drives randomized throug the area in little steps</text:p>
            <text:p>2. MCC/NAO: notifies the NAOs that the NXT is missing</text:p>
            <text:p>3. NAO/MCC/NXT: NAO reports the first sight fo the NXT to the MCC and the MCC stops the NX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Usecase</text:p>
          </table:table-cell>
          <table:table-cell table:style-name="ce1" office:value-type="string">
            <text:p>/6/ go to position</text:p>
          </table:table-cell>
          <table:table-cell table:number-columns-repeated="1022"/>
        </table:table-row>
        <table:table-row table:style-name="ro1">
          <table:table-cell office:value-type="string">
            <text:p>Aim</text:p>
          </table:table-cell>
          <table:table-cell office:value-type="string">
            <text:p>The NXT goes to an specific position</text:p>
          </table:table-cell>
          <table:table-cell table:number-columns-repeated="1022"/>
        </table:table-row>
        <table:table-row table:style-name="ro1">
          <table:table-cell office:value-type="string">
            <text:p>Precondition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1">
          <table:table-cell office:value-type="string">
            <text:p>Postcondition success</text:p>
          </table:table-cell>
          <table:table-cell office:value-type="string">
            <text:p>The NXT thinks that he has arrived at the given position</text:p>
          </table:table-cell>
          <table:table-cell table:number-columns-repeated="1022"/>
        </table:table-row>
        <table:table-row table:style-name="ro10">
          <table:table-cell office:value-type="string">
            <text:p>Postcondition fail</text:p>
          </table:table-cell>
          <table:table-cell office:value-type="string">
            <text:p>The NXT is unable to reach the position. Maybe result in /5/ Retrieve lost NXT</text:p>
          </table:table-cell>
          <table:table-cell table:number-columns-repeated="1022"/>
        </table:table-row>
        <table:table-row table:style-name="ro10">
          <table:table-cell office:value-type="string">
            <text:p>Actors</text:p>
          </table:table-cell>
          <table:table-cell office:value-type="string">
            <text:p><text:s/>- MCC</text:p>
            <text:p><text:s/>- NXT's</text:p>
          </table:table-cell>
          <table:table-cell table:number-columns-repeated="1022"/>
        </table:table-row>
        <table:table-row table:style-name="ro1">
          <table:table-cell office:value-type="string">
            <text:p>Triggering event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1. NXT/MCC: MCC tells the NXT the position to go to</text:p>
            <text:p>2. NXT/MCC: NXT goes to the position and tells the NXT that he has arriv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Usecase</text:p>
          </table:table-cell>
          <table:table-cell table:style-name="ce1" office:value-type="string">
            <text:p>/7/ NAOwalk</text:p>
          </table:table-cell>
          <table:table-cell table:number-columns-repeated="1022"/>
        </table:table-row>
        <table:table-row table:style-name="ro1">
          <table:table-cell office:value-type="string">
            <text:p>Aim</text:p>
          </table:table-cell>
          <table:table-cell office:value-type="string">
            <text:p>The NAO goes to the target</text:p>
          </table:table-cell>
          <table:table-cell table:number-columns-repeated="1022"/>
        </table:table-row>
        <table:table-row table:style-name="ro1">
          <table:table-cell office:value-type="string">
            <text:p>Precondition</text:p>
          </table:table-cell>
          <table:table-cell office:value-type="string">
            <text:p>/4/ Path verification successful</text:p>
          </table:table-cell>
          <table:table-cell table:number-columns-repeated="1022"/>
        </table:table-row>
        <table:table-row table:style-name="ro1">
          <table:table-cell office:value-type="string">
            <text:p>Postcondition success</text:p>
          </table:table-cell>
          <table:table-cell office:value-type="string">
            <text:p>Target reached</text:p>
          </table:table-cell>
          <table:table-cell table:number-columns-repeated="1022"/>
        </table:table-row>
        <table:table-row table:style-name="ro1">
          <table:table-cell office:value-type="string">
            <text:p>Postcondition fail</text:p>
          </table:table-cell>
          <table:table-cell office:value-type="string">
            <text:p>Mission failed</text:p>
          </table:table-cell>
          <table:table-cell table:number-columns-repeated="1022"/>
        </table:table-row>
        <table:table-row table:style-name="ro3">
          <table:table-cell office:value-type="string">
            <text:p>Actors</text:p>
          </table:table-cell>
          <table:table-cell office:value-type="string">
            <text:p><text:s/>- MCC</text:p>
            <text:p><text:s/>- NXT's</text:p>
            <text:p><text:s/>- NAO's</text:p>
          </table:table-cell>
          <table:table-cell table:number-columns-repeated="1022"/>
        </table:table-row>
        <table:table-row table:style-name="ro1">
          <table:table-cell office:value-type="string">
            <text:p>Triggering event</text:p>
          </table:table-cell>
          <table:table-cell office:value-type="string">
            <text:p>MCC set the state to "NAOwalk"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1. NAO: walks to the target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23.05.2012</text:date>, <text:time>12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H3M44S</meta:editing-duration>
    <meta:editing-cycles>18</meta:editing-cycles>
    <meta:generator>OpenOffice.org/3.3$Win32 OpenOffice.org_project/330m20$Build-9567</meta:generator>
    <dc:date>2012-05-23T12:35:02.93</dc:date>
    <dc:creator>Cordt Voigt</dc:creator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